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A90000011A08BA3566.jpg"/>
  <manifest:file-entry manifest:media-type="image/jpeg" manifest:full-path="Pictures/10000000000000D7000000EA6037056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b7e572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e8a392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ccffff" draw:textarea-horizontal-align="justify" draw:textarea-vertical-align="middle" draw:auto-grow-height="false"/>
    </style:style>
    <style:style style:name="gr8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bf7fff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1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family="Courier" style:font-family-generic="modern" style:font-pitch="fixed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3" draw:id="id13" draw:layer="layout" svg:width="3cm" svg:height="2cm" svg:x="9.7cm" svg:y="18.6cm">
          <text:p text:style-name="P1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cm" svg:height="1.4cm" svg:x="11.6cm" svg:y="3.5cm">
          <text:p text:style-name="P1"><text:span text:style-name="T1">rancid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cm" svg:height="2cm" svg:x="1.8cm" svg:y="18.6cm">
          <text:p text:style-name="P1"><text:span text:style-name="T1">routage de</text:span></text:p>
          <text:p text:style-name="P1"><text:span text:style-name="T1">messagerie</text:span></text:p>
          <draw:enhanced-geometry svg:viewBox="0 0 21600 21600" draw:type="rectangle" draw:enhanced-path="M 0 0 L 21600 0 21600 21600 0 21600 0 0 Z N"/>
        </draw:custom-shape>
        <draw:g xml:id="id1" draw:id="id1">
          <draw:frame draw:style-name="gr2" draw:text-style-name="P1" draw:layer="layout" svg:width="2.26cm" svg:height="1.5cm" svg:x="9.8cm" svg:y="0.5cm">
            <draw:image xlink:href="Pictures/10000000000001A90000011A08BA3566.jpg" xlink:type="simple" xlink:show="embed" xlink:actuate="onLoad">
              <text:p/>
            </draw:image>
          </draw:frame>
          <draw:frame draw:style-name="gr2" draw:text-style-name="P1" draw:layer="layout" svg:width="2.26cm" svg:height="1.5cm" svg:x="14.1cm" svg:y="0.5cm">
            <draw:image xlink:href="Pictures/10000000000001A90000011A08BA3566.jpg" xlink:type="simple" xlink:show="embed" xlink:actuate="onLoad">
              <text:p/>
            </draw:image>
          </draw:frame>
          <draw:frame draw:style-name="gr2" draw:text-style-name="P1" draw:layer="layout" svg:width="2.26cm" svg:height="1.5cm" svg:x="11.9cm" svg:y="0.5cm">
            <draw:image xlink:href="Pictures/10000000000001A90000011A08BA3566.jpg" xlink:type="simple" xlink:show="embed" xlink:actuate="onLoad">
              <text:p/>
            </draw:image>
          </draw:frame>
        </draw:g>
        <draw:custom-shape draw:style-name="gr1" draw:text-style-name="P2" xml:id="id5" draw:id="id5" draw:layer="layout" svg:width="3cm" svg:height="1.4cm" svg:x="11.6cm" svg:y="8.7cm">
          <text:p text:style-name="P1"><text:span text:style-name="T1">anaconf 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3" draw:id="id23" draw:layer="layout" svg:width="3.6cm" svg:height="1.4cm" svg:x="19.2cm" svg:y="6cm">
          <text:p text:style-name="P1"><text:span text:style-name="T1">modif</text:span></text:p>
          <text:p text:style-name="P1"><text:span text:style-name="T1">interfac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4" draw:id="id14" draw:layer="layout" svg:width="4.8cm" svg:height="1.4cm" svg:x="19.2cm" svg:y="16cm">
          <text:p text:style-name="P1"><text:span text:style-name="T1">auth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cm" svg:height="1.4cm" svg:x="4cm" svg:y="5.2cm">
          <text:p text:style-name="P1"><text:span text:style-name="T1">collecte</text:span><text:span text:style-name="T1"><text:line-break/></text:span><text:span text:style-name="T1">SNMP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cm" svg:height="1.4cm" svg:x="6.5cm" svg:y="7.9cm">
          <text:p text:style-name="P1"><text:span text:style-name="T1">métrolog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cm" svg:height="1.4cm" svg:x="0.6cm" svg:y="5.2cm">
          <text:p text:style-name="P1"><text:span text:style-name="T1">collecte</text:span><text:span text:style-name="T1"><text:line-break/></text:span><text:span text:style-name="T1">MAC </text:span>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5" draw:text-style-name="P1" draw:layer="layout" svg:width="1.8cm" svg:height="1cm" svg:x="10.2cm" svg:y="6.2cm">
            <text:p/>
            <draw:enhanced-geometry svg:viewBox="0 0 88 21600" draw:glue-points="44 ?f6 44 0 0 10800 44 21600 88 10800" draw:text-areas="0 ?f6 88 ?f3" draw:type="can" draw:modifiers="10098.701298701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8cm" svg:height="1cm" svg:x="14.2cm" svg:y="6.2cm">
            <text:p/>
            <draw:enhanced-geometry svg:viewBox="0 0 88 21600" draw:glue-points="44 ?f6 44 0 0 10800 44 21600 88 10800" draw:text-areas="0 ?f6 88 ?f3" draw:type="can" draw:modifiers="10098.701298701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2" xml:id="id3" draw:id="id3" draw:layer="layout" svg:width="1.8cm" svg:height="1cm" svg:x="12.2cm" svg:y="6.2cm">
            <text:p text:style-name="P1"><text:span text:style-name="T1">configuration des équipements</text:span></text:p>
            <draw:enhanced-geometry svg:viewBox="0 0 88 21600" draw:glue-points="44 ?f6 44 0 0 10800 44 21600 88 10800" draw:text-areas="0 ?f6 88 ?f3" draw:type="can" draw:modifiers="10098.701298701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7" draw:text-style-name="P1" xml:id="id17" draw:id="id17" draw:layer="layout" svg:width="7.6cm" svg:height="5.2cm" svg:x="9.3cm" svg:y="11.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Base Netmagis   </text:span><text:span text:style-name="T1"><text:tab/></text:span><text:span text:style-name="T1"><text:tab/></text:span><text:span text:style-name="T1"><text:tab/>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2.8cm" svg:height="1.7cm" svg:x="12.9cm" svg:y="12cm">
          <text:p text:style-name="P1"><text:span text:style-name="T1">graphe</text:span></text:p>
          <draw:enhanced-geometry svg:viewBox="0 0 88 21600" draw:glue-points="44 ?f6 44 0 0 10800 44 21600 88 10800" draw:text-areas="0 ?f6 88 ?f3" draw:type="can" draw:modifiers="10374.60317460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2" xml:id="id10" draw:id="id10" draw:layer="layout" svg:width="2.8cm" svg:height="1.7cm" svg:x="9.9cm" svg:y="13.2cm">
          <text:p text:style-name="P1"><text:span text:style-name="T1">bases RRD</text:span></text:p>
          <draw:enhanced-geometry svg:viewBox="0 0 88 21600" draw:glue-points="44 ?f6 44 0 0 10800 44 21600 88 10800" draw:text-areas="0 ?f6 88 ?f3" draw:type="can" draw:modifiers="10374.60317460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2" xml:id="id15" draw:id="id15" draw:layer="layout" svg:width="2.8cm" svg:height="1.7cm" svg:x="12.9cm" svg:y="14.2cm">
          <text:p text:style-name="P1"><text:span text:style-name="T1">base</text:span></text:p>
          <text:p text:style-name="P1"><text:span text:style-name="T1">PostgreSQL</text:span></text:p>
          <draw:enhanced-geometry svg:viewBox="0 0 88 21600" draw:glue-points="44 ?f6 44 0 0 10800 44 21600 88 10800" draw:text-areas="0 ?f6 88 ?f3" draw:type="can" draw:modifiers="10374.60317460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1" draw:layer="layout" draw:type="curve" svg:x1="13.08cm" svg:y1="2cm" svg:x2="13.1cm" svg:y2="3.5cm" draw:start-shape="id1" draw:start-glue-point="2" draw:end-shape="id2" draw:end-glue-point="0" svg:d="m13080 2000c0 1125 20 375 20 1500">
          <text:p/>
        </draw:connector>
        <draw:connector draw:style-name="gr9" draw:text-style-name="P1" draw:layer="layout" draw:type="curve" svg:x1="13.1cm" svg:y1="4.9cm" svg:x2="13.1cm" svg:y2="6.2cm" draw:start-shape="id2" draw:start-glue-point="2" draw:end-shape="id3" draw:end-glue-point="5" svg:d="m13100 4900v1300">
          <text:p/>
        </draw:connector>
        <draw:custom-shape draw:style-name="gr1" draw:text-style-name="P2" xml:id="id12" draw:id="id12" draw:layer="layout" svg:width="3cm" svg:height="2cm" svg:x="5.7cm" svg:y="18.6cm">
          <text:p text:style-name="P1"><text:span text:style-name="T1">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curve" svg:x1="13.1cm" svg:y1="7.2cm" svg:x2="13.1cm" svg:y2="8.7cm" draw:start-shape="id4" draw:start-glue-point="2" draw:end-shape="id5" draw:end-glue-point="0" svg:d="m13100 7200v1500">
          <text:p/>
        </draw:connector>
        <draw:connector draw:style-name="gr9" draw:text-style-name="P1" draw:layer="layout" draw:type="curve" svg:x1="13.1cm" svg:y1="10.1cm" svg:x2="13.1cm" svg:y2="11.4cm" draw:start-shape="id5" draw:start-glue-point="2" svg:d="m13100 10100v1300">
          <text:p/>
        </draw:connector>
        <draw:connector draw:style-name="gr10" draw:text-style-name="P4" draw:layer="layout" draw:type="curve" svg:x1="12.9cm" svg:y1="12.85cm" svg:x2="8cm" svg:y2="9.3cm" draw:start-shape="id6" draw:start-glue-point="6" draw:end-shape="id7" draw:end-glue-point="2" svg:d="m12900 12850c-3267 0-4900-1183-4900-3550">
          <text:p text:style-name="P3"><text:span text:style-name="T1">liste des</text:span></text:p>
          <text:p text:style-name="P3"><text:span text:style-name="T1">points de</text:span></text:p>
          <text:p text:style-name="P3"><text:span text:style-name="T1">métrologie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</draw:connector>
        <draw:connector draw:style-name="gr9" draw:text-style-name="P1" draw:layer="layout" draw:type="curve" svg:x1="9.8cm" svg:y1="1.25cm" svg:x2="2.1cm" svg:y2="5.2cm" draw:start-shape="id1" draw:start-glue-point="3" draw:end-shape="id8" draw:end-glue-point="0" svg:d="m9800 1250c-5134 0-7700 1316-7700 3950">
          <text:p/>
        </draw:connector>
        <draw:connector draw:style-name="gr9" draw:text-style-name="P1" draw:layer="layout" draw:type="curve" svg:x1="9.8cm" svg:y1="1.25cm" svg:x2="5.5cm" svg:y2="5.2cm" draw:start-shape="id1" draw:start-glue-point="3" draw:end-shape="id9" draw:end-glue-point="0" svg:d="m9800 1250c-2867 0-4300 1316-4300 3950">
          <text:p/>
        </draw:connector>
        <draw:connector draw:style-name="gr9" draw:text-style-name="P1" draw:layer="layout" draw:type="curve" svg:x1="8cm" svg:y1="7.9cm" svg:x2="7cm" svg:y2="5.9cm" draw:start-shape="id7" draw:start-glue-point="0" draw:end-shape="id9" draw:end-glue-point="1" svg:d="m8000 7900c0-1334-333-2000-1000-2000">
          <text:p/>
        </draw:connector>
        <draw:connector draw:style-name="gr9" draw:text-style-name="P1" draw:layer="layout" draw:type="curve" svg:x1="5.5cm" svg:y1="6.6cm" svg:x2="9.9cm" svg:y2="14.05cm" draw:start-shape="id9" draw:start-glue-point="2" draw:end-shape="id10" draw:end-glue-point="6" svg:d="m5500 6600c0 4967 1466 7450 4400 7450">
          <text:p/>
        </draw:connector>
        <draw:connector draw:style-name="gr9" draw:text-style-name="P1" draw:layer="layout" draw:type="curve" svg:x1="2.1cm" svg:y1="6.6cm" svg:x2="9.9cm" svg:y2="14.05cm" draw:start-shape="id8" draw:start-glue-point="2" draw:end-shape="id10" draw:end-glue-point="6" svg:d="m2100 6600c0 4967 2600 7450 7800 7450">
          <text:p/>
        </draw:connector>
        <draw:connector draw:style-name="gr9" draw:text-style-name="P1" draw:layer="layout" draw:type="curve" svg:x1="14cm" svg:y1="16.6cm" svg:x2="3.3cm" svg:y2="18.6cm" draw:end-shape="id11" draw:end-glue-point="0" svg:d="m14000 16600c0 1125-10700 125-10700 2000">
          <text:p/>
        </draw:connector>
        <draw:connector draw:style-name="gr9" draw:text-style-name="P1" draw:layer="layout" draw:type="curve" svg:x1="14cm" svg:y1="16.6cm" svg:x2="7.2cm" svg:y2="18.6cm" draw:end-shape="id12" draw:end-glue-point="0" svg:d="m14000 16600c0 1125-6800 125-6800 2000">
          <text:p/>
        </draw:connector>
        <draw:connector draw:style-name="gr9" draw:text-style-name="P1" draw:layer="layout" draw:type="curve" svg:x1="14cm" svg:y1="16.6cm" svg:x2="11.2cm" svg:y2="18.6cm" draw:end-shape="id13" draw:end-glue-point="0" svg:d="m14000 16600c0 1125-2800 125-2800 2000">
          <text:p/>
        </draw:connector>
        <draw:frame draw:style-name="gr2" draw:text-style-name="P1" draw:layer="layout" svg:width="2.76cm" svg:height="3cm" svg:x="24.84cm" svg:y="10cm">
          <draw:image xlink:href="Pictures/10000000000000D7000000EA60370565.jpg" xlink:type="simple" xlink:show="embed" xlink:actuate="onLoad">
            <text:p/>
          </draw:image>
        </draw:frame>
        <draw:custom-shape draw:style-name="gr8" draw:text-style-name="P2" xml:id="id16" draw:id="id16" draw:layer="layout" svg:width="2.8cm" svg:height="1.7cm" svg:x="14cm" svg:y="18.8cm">
          <text:p text:style-name="P1"><text:span text:style-name="T1">LDAP</text:span></text:p>
          <draw:enhanced-geometry svg:viewBox="0 0 88 21600" draw:glue-points="44 ?f6 44 0 0 10800 44 21600 88 10800" draw:text-areas="0 ?f6 88 ?f3" draw:type="can" draw:modifiers="10374.60317460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1" draw:layer="layout" draw:type="curve" svg:x1="19.2cm" svg:y1="16.7cm" svg:x2="15.7cm" svg:y2="15.05cm" draw:start-shape="id14" draw:start-glue-point="3" draw:end-shape="id15" svg:d="m19200 16700c-2623 0-874-1650-3500-1650">
          <text:p/>
        </draw:connector>
        <draw:connector draw:style-name="gr9" draw:text-style-name="P1" draw:layer="layout" draw:type="curve" svg:x1="19.2cm" svg:y1="16.7cm" svg:x2="16.8cm" svg:y2="19.65cm" draw:start-shape="id14" draw:start-glue-point="3" draw:end-shape="id16" svg:d="m19200 16700c-1798 0-599 2950-2400 2950">
          <text:p/>
        </draw:connector>
        <draw:custom-shape draw:style-name="gr11" draw:text-style-name="P2" xml:id="id21" draw:id="id21" draw:layer="layout" svg:width="3.6cm" svg:height="1.4cm" svg:x="19.2cm" svg:y="14cm">
          <text:p text:style-name="P1"><text:span text:style-name="T1">gestion des</text:span></text:p>
          <text:p text:style-name="P1"><text:span text:style-name="T1">machin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3.6cm" svg:height="1.4cm" svg:x="19.2cm" svg:y="8cm">
          <text:p text:style-name="P1"><text:span text:style-name="T1">visu top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3.6cm" svg:height="1.4cm" svg:x="19.2cm" svg:y="10cm">
          <text:p text:style-name="P1"><text:span text:style-name="T1">visu métro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20" draw:id="id20" draw:layer="layout" svg:width="3.6cm" svg:height="1.4cm" svg:x="19.2cm" svg:y="12cm">
          <text:p text:style-name="P1"><text:span text:style-name="T1">gestion MAC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6.9cm" svg:y1="14cm" svg:x2="19.2cm" svg:y2="8.7cm" draw:start-shape="id17" draw:start-glue-point="1" draw:end-shape="id18" draw:end-glue-point="3" svg:d="m16900 14000c1725 0 575-5300 2300-5300">
          <text:p/>
        </draw:connector>
        <draw:connector draw:style-name="gr9" draw:text-style-name="P1" draw:layer="layout" draw:type="curve" svg:x1="16.9cm" svg:y1="14cm" svg:x2="19.2cm" svg:y2="10.7cm" draw:start-shape="id17" draw:start-glue-point="1" draw:end-shape="id19" draw:end-glue-point="3" svg:d="m16900 14000c1725 0 575-3300 2300-3300">
          <text:p/>
        </draw:connector>
        <draw:connector draw:style-name="gr9" draw:text-style-name="P1" draw:layer="layout" draw:type="curve" svg:x1="16.9cm" svg:y1="14cm" svg:x2="19.2cm" svg:y2="12.7cm" draw:start-shape="id17" draw:start-glue-point="1" draw:end-shape="id20" draw:end-glue-point="3" svg:d="m16900 14000c1725 0 575-1300 2300-1300">
          <text:p/>
        </draw:connector>
        <draw:connector draw:style-name="gr13" draw:text-style-name="P1" draw:layer="layout" draw:type="curve" svg:x1="15.7cm" svg:y1="15.05cm" svg:x2="19.2cm" svg:y2="14.7cm" draw:start-shape="id15" draw:start-glue-point="8" draw:end-shape="id21" svg:d="m15700 15050c2626 0 877-350 3500-350">
          <text:p/>
        </draw:connector>
        <draw:connector draw:style-name="gr9" draw:text-style-name="P1" draw:layer="layout" draw:type="curve" svg:x1="16.9cm" svg:y1="14cm" svg:x2="17.4cm" svg:y2="4.9cm" draw:start-shape="id17" draw:start-glue-point="1" draw:end-shape="id22" draw:end-glue-point="2" svg:d="m16900 14000c334 0 500-3033 500-9100">
          <text:p/>
        </draw:connector>
        <draw:connector draw:style-name="gr9" draw:text-style-name="P1" draw:layer="layout" draw:type="curve" svg:x1="16.9cm" svg:y1="14cm" svg:x2="19.2cm" svg:y2="6.7cm" draw:start-shape="id17" draw:start-glue-point="1" draw:end-shape="id23" draw:end-glue-point="3" svg:d="m16900 14000c1725 0 575-7300 2300-7300">
          <text:p/>
        </draw:connector>
        <draw:custom-shape draw:style-name="gr1" draw:text-style-name="P2" draw:layer="layout" svg:width="10cm" svg:height="0.8cm" draw:transform="rotate (1.5707963267949) translate (23.2cm 16cm)">
          <text:p text:style-name="P1"><text:span text:style-name="T1">Frontal web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3cm" svg:height="1.4cm" svg:x="15.9cm" svg:y="3.5cm">
          <text:p text:style-name="P1"><text:span text:style-name="T1">toposendd 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7.4cm" svg:y1="3.5cm" svg:x2="16.36cm" svg:y2="1.25cm" draw:start-shape="id22" draw:start-glue-point="0" draw:end-shape="id1" draw:end-glue-point="1" svg:d="m17400 3500c0-1500-346-2250-1040-2250">
          <text:p/>
        </draw:connector>
        <draw:custom-shape draw:style-name="gr14" draw:text-style-name="P5" draw:layer="layout" svg:width="8.082cm" svg:height="1.677cm" svg:x="18.318cm" svg:y="0.524cm">
          <text:p text:style-name="P5">interface Gi0/23</text:p>
          <text:p text:style-name="P5"><text:s/> description &lt;L23 M23&gt;</text:p>
          <draw:enhanced-geometry svg:viewBox="0 0 21600 21600" draw:text-areas="800 800 20800 20800" draw:type="round-rectangular-callout" draw:modifiers="-5472.81949771125 3436.94874851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David</meta:initial-creator>
    <meta:creation-date>2011-10-18T11:07:56</meta:creation-date>
    <meta:editing-duration>PT4H23M11S</meta:editing-duration>
    <meta:editing-cycles>29</meta:editing-cycles>
    <dc:date>2011-10-18T16:43:55</dc:date>
    <dc:creator>Pierre David</dc:creator>
    <meta:generator>LibreOffice/3.4$FreeBSD/amd64 LibreOffice_project/340m1$Build-302</meta:generator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